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officeooo:paragraph-rsid="00177a1a"/>
    </style:style>
    <style:style style:name="P4" style:family="paragraph" style:parent-style-name="Title" style:master-page-name="Standard">
      <style:paragraph-properties style:page-number="auto"/>
      <style:text-properties officeooo:paragraph-rsid="00177a1a"/>
    </style:style>
    <style:style style:name="T1" style:family="text">
      <style:text-properties officeooo:rsid="00177a1a"/>
    </style:style>
    <style:style style:name="T2" style:family="text">
      <style:text-properties officeooo:rsid="00189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lossar</text:span></text:p>
      <text:p text:style-name="P3"><text:span text:style-name="T1">Android<text:tab/><text:tab/><text:tab/>Ein Betriebssystem für Mobiltelephone auf der die Applikation <text:tab/><text:tab/><text:tab/><text:tab/><text:tab/>basiert.</text:span></text:p>
      <text:p text:style-name="P3"><text:span text:style-name="T1">Ambient-Musik<text:tab/><text:tab/><text:tab/>Musik die während des Spielens für die Atmosphäre sorgt.</text:span></text:p>
      <text:p text:style-name="P3"><text:span text:style-name="T1">Game Over<text:tab/><text:tab/><text:tab/>Das Spiel ist zu Ende.</text:span></text:p>
      <text:p text:style-name="P3"><text:span text:style-name="T1">Gegner<text:tab/><text:tab/><text:tab/><text:tab/>Feindliche Raumschiffe die es zu zerstören gilt. Sie greifen auch an <text:tab/><text:tab/><text:tab/><text:tab/>und versuchen den Spieler zu zerstören.</text:span></text:p>
      <text:p text:style-name="P3"><text:span text:style-name="T1">GooglePlay<text:tab/><text:tab/><text:tab/>Der Online Applikationsmarkt für Android Applikationen.</text:span></text:p>
      <text:p text:style-name="P3"><text:span text:style-name="T1">Hindernisse<text:tab/><text:tab/><text:tab/>Objekte die den Spieler zerstören können, sie haben keine KI und <text:tab/><text:tab/><text:tab/><text:tab/>können nicht schiessen.</text:span></text:p>
      <text:p text:style-name="P3"><text:span text:style-name="T1">Horizontal Shooter<text:tab/><text:tab/>Ein Shooter Spiel bei welchem sich das Raumschiff horizontal über <text:tab/><text:tab/><text:tab/><text:tab/>den Bildschirm bewegt.</text:span></text:p>
      <text:p text:style-name="P3"><text:span text:style-name="T1">LibGDX<text:tab/><text:tab/><text:tab/><text:tab/>Eine Entwicklungslibrary für Android Videospiele.</text:span></text:p>
      <text:p text:style-name="P3"><text:span text:style-name="T1">OpenGL<text:tab/><text:tab/><text:tab/></text:span><text:span text:style-name="T2">Eine Graphik Library für Videospiele.</text:span></text:p>
      <text:p text:style-name="P3"><text:span text:style-name="T1">Raumschiff<text:tab/><text:tab/><text:tab/></text:span><text:span text:style-name="T2">Der Avatar des Spielers.</text:span></text:p>
      <text:p text:style-name="P3"><text:span text:style-name="T1">Sfx<text:tab/><text:tab/><text:tab/><text:tab/></text:span><text:span text:style-name="T2">Soundeffekte wie das Schiessen oder Explosionen.</text:span></text:p>
      <text:p text:style-name="P3"><text:span text:style-name="T1">Time-Attack<text:tab/><text:tab/><text:tab/></text:span><text:span text:style-name="T2">Zeitangriffsmodus bei welchem es darum geht in einer vorgegebenen <text:tab/><text:tab/><text:tab/><text:tab/>Zeit möglichst viele Punkte zu sammeln.</text:span></text:p>
      <text:p text:style-name="P3"><text:span text:style-name="T1">Upgrades<text:tab/><text:tab/><text:tab/></text:span><text:span text:style-name="T2">Einheiten die das Raumschiff des Spielers verbessern, zum Beispiel <text:tab/><text:tab/><text:tab/><text:tab/>stärkere Schüsse oder ein Schi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,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1</meta:editing-cycles>
    <meta:creation-date>2012-09-24T08:02:00</meta:creation-date>
    <dc:date>2012-10-09T10:35:44.72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1" meta:paragraph-count="19" meta:word-count="157" meta:character-count="1192" meta:non-whitespace-character-count="996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